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1F0300001F0376E7AAA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Bahnschrift Light Condensed" svg:font-family="'Bahnschrift Light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9917in" fo:margin-left="-0.0278in" fo:margin-right="-0.2715in" table:align="margins"/>
    </style:style>
    <style:style style:name="Таблица1.A" style:family="table-column">
      <style:table-column-properties style:column-width="1.0472in" style:rel-column-width="9815*"/>
    </style:style>
    <style:style style:name="Таблица1.B" style:family="table-column">
      <style:table-column-properties style:column-width="0.4764in" style:rel-column-width="4465*"/>
    </style:style>
    <style:style style:name="Таблица1.C" style:family="table-column">
      <style:table-column-properties style:column-width="0.2993in" style:rel-column-width="2805*"/>
    </style:style>
    <style:style style:name="Таблица1.A1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Таблица1.B1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Таблица1.C1" style:family="table-cell">
      <style:table-cell-properties fo:padding="0.0382in" fo:border="none"/>
    </style:style>
    <style:style style:name="Таблица1.A2" style:family="table-cell">
      <style:table-cell-properties fo:padding="0.0382in" fo:border-left="0.034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347in solid #000000" fo:border-top="none" fo:border-bottom="0.0007in solid #000000"/>
    </style:style>
    <style:style style:name="Таблица1.A20" style:family="table-cell">
      <style:table-cell-properties fo:padding="0.0382in" fo:border-left="0.0347in solid #000000" fo:border-right="none" fo:border-top="none" fo:border-bottom="0.0347in solid #000000"/>
    </style:style>
    <style:style style:name="Таблица1.B20" style:family="table-cell">
      <style:table-cell-properties fo:padding="0.0382in" fo:border-left="0.0007in solid #000000" fo:border-right="0.0347in solid #000000" fo:border-top="none" fo:border-bottom="0.0347in solid #000000"/>
    </style:style>
    <style:style style:name="Таблица1.A21" style:family="table-cell">
      <style:table-cell-properties fo:padding="0.0382in" fo:border-left="0.0347in solid #000000" fo:border-right="0.0347in solid #000000" fo:border-top="none" fo:border-bottom="0.0347in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language="ru" fo:country="RU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3" style:family="paragraph" style:parent-style-name="Table_20_Contents">
      <style:text-properties style:font-name="Arial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T1" style:family="text">
      <style:text-properties style:font-name="Arial"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3.1256in" svg:height="3.1256in" draw:z-index="0"><draw:image xlink:href="Pictures/2000000700001F0300001F0376E7AAAE.svm" xlink:type="simple" xlink:show="embed" xlink:actuate="onLoad"/></draw:frame></text:p>
      <text:p text:style-name="P4"><text:span text:style-name="T2">ПРИМЕРЫ ДЛЯ ЛЮБАШИ</text:span>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A"/>
        <table:table-column table:style-name="Таблица1.B"/>
        <table:table-column table:style-name="Таблица1.C"/>
        <table:table-column table:style-name="Таблица1.A"/>
        <table:table-column table:style-name="Таблица1.B"/>
        <table:table-column table:style-name="Таблица1.C"/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$math1$</text:p>
          </table:table-cell>
          <table:table-cell table:style-name="Таблица1.B1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1" office:value-type="string">
            <text:p text:style-name="P2">$math21$</text:p>
          </table:table-cell>
          <table:table-cell table:style-name="Таблица1.B1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1" office:value-type="string">
            <text:p text:style-name="P2">$math41$</text:p>
          </table:table-cell>
          <table:table-cell table:style-name="Таблица1.B1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1" office:value-type="string">
            <text:p text:style-name="P2">$math61$</text:p>
          </table:table-cell>
          <table:table-cell table:style-name="Таблица1.B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$math2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22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42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62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$math3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23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43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63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$math4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24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44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64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$math5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25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45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65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$math6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26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46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66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$math7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27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47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67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$math8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28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48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68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$math9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29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49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69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$math10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30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50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70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$math11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31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51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71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$math12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32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52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72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$math13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33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53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73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$math14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34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54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74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$math15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35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55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75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$math16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36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56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76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$math17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37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57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77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$math18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38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58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78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">$math19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39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59$</text:p>
          </table:table-cell>
          <table:table-cell table:style-name="Таблица1.B2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" office:value-type="string">
            <text:p text:style-name="P2">$math79$</text:p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0" office:value-type="string">
            <text:p text:style-name="P2">$math20$</text:p>
          </table:table-cell>
          <table:table-cell table:style-name="Таблица1.B20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0" office:value-type="string">
            <text:p text:style-name="P2">$math40$</text:p>
          </table:table-cell>
          <table:table-cell table:style-name="Таблица1.B20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0" office:value-type="string">
            <text:p text:style-name="P2">$math60$</text:p>
          </table:table-cell>
          <table:table-cell table:style-name="Таблица1.B20" office:value-type="string">
            <text:p text:style-name="P3"/>
          </table:table-cell>
          <table:table-cell table:style-name="Таблица1.C1" office:value-type="string">
            <text:p text:style-name="P3"/>
          </table:table-cell>
          <table:table-cell table:style-name="Таблица1.A20" office:value-type="string">
            <text:p text:style-name="P2">$math80$</text:p>
          </table:table-cell>
          <table:table-cell table:style-name="Таблица1.B20" office:value-type="string">
            <text:p text:style-name="Table_20_Contents"/>
          </table:table-cell>
        </table:table-row>
        <table:table-row>
          <table:table-cell table:style-name="Таблица1.A21" table:number-columns-spanned="2" office:value-type="string">
            <text:p text:style-name="P1">Время:</text:p>
            <text:p text:style-name="P1">__________</text:p>
          </table:table-cell>
          <table:covered-table-cell/>
          <table:table-cell table:style-name="Таблица1.C1" office:value-type="string">
            <text:p text:style-name="Table_20_Contents"/>
          </table:table-cell>
          <table:table-cell table:style-name="Таблица1.A21" table:number-columns-spanned="2" office:value-type="string">
            <text:p text:style-name="P1">Время:</text:p>
            <text:p text:style-name="P1">__________</text:p>
          </table:table-cell>
          <table:covered-table-cell/>
          <table:table-cell table:style-name="Таблица1.C1" office:value-type="string">
            <text:p text:style-name="Table_20_Contents"/>
          </table:table-cell>
          <table:table-cell table:style-name="Таблица1.A21" table:number-columns-spanned="2" office:value-type="string">
            <text:p text:style-name="P1">Время:</text:p>
            <text:p text:style-name="P1">__________</text:p>
          </table:table-cell>
          <table:covered-table-cell/>
          <table:table-cell table:style-name="Таблица1.C1" office:value-type="string">
            <text:p text:style-name="Table_20_Contents"/>
          </table:table-cell>
          <table:table-cell table:style-name="Таблица1.A21" table:number-columns-spanned="2" office:value-type="string">
            <text:p text:style-name="P1">Время:</text:p>
            <text:p text:style-name="P1">__________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Bahnschrift Light Condensed" svg:font-family="'Bahnschrift Light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498in" fo:margin-bottom="0.522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M49S</meta:editing-duration>
    <meta:editing-cycles>12</meta:editing-cycles>
    <meta:generator>OpenOffice/4.1.6$Win32 OpenOffice.org_project/416m1$Build-9790</meta:generator>
    <dc:date>2020-02-13T15:55:59.70</dc:date>
    <meta:document-statistic meta:table-count="1" meta:image-count="1" meta:object-count="0" meta:page-count="1" meta:paragraph-count="89" meta:word-count="91" meta:character-count="713"/>
    <meta:user-defined meta:name="Info 1"/>
    <meta:user-defined meta:name="Info 2"/>
    <meta:user-defined meta:name="Info 3"/>
    <meta:user-defined meta:name="Info 4"/>
  </office:meta>
</office:document-meta>
</file>